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B000000389E85DFB8D1DDF90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outline1">
      <style:graphic-properties fo:min-height="4.519cm"/>
    </style:style>
    <style:style style:name="pr12" style:family="presentation" style:parent-style-name="_31_60707_5f_Folienvorlage_5f_DE1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Hypertext Transfer Protocol (HTTP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World Wide Web - Historie</text:p>
                <text:list>
                  <text:list-item>
                    <text:p>Idee hinter dem WWW und HTTP</text:p>
                  </text:list-item>
                </text:list>
              </text:list-item>
              <text:list-item>
                <text:p>HTTP Nachrichten</text:p>
                <text:list>
                  <text:list-item>
                    <text:p>Syntax</text:p>
                  </text:list-item>
                  <text:list-item>
                    <text:p>Semantik</text:p>
                  </text:list-item>
                </text:list>
              </text:list-item>
              <text:list-item>
                <text:p>HTTP im Detail</text:p>
              </text:list-item>
              <text:list-item>
                <text:p>Semantic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Ide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Netcat example</text:p>
              </text:list-item>
              <text:list-item>
                <text:p>Wie Implementiert man einen Server, Client?</text:p>
              </text:list-item>
              <text:list-item>
                <text:p>Proxy, Caches erwähnen</text:p>
              </text:list-item>
              <text:list-item>
                <text:p>HTTP 2 Beispiel</text:p>
              </text:list-item>
              <text:list-item>
                <text:p>Wireshark beispiele in kombination mit login usw.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orld Wide Web - Histori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1989 durch Tim Berners-Lee am CERN entstanden</text:p>
              </text:list-item>
              <text:list-item>
                <text:p>Tim Berners-Lee ist der Begründer des WWW</text:p>
              </text:list-item>
              <text:list-item>
                <text:p>Grundidee des WWW ist ein weltweites Netz von Verlinkungen, realisierbar durch:</text:p>
                <text:list>
                  <text:list-item>
                    <text:list>
                      <text:list-item>
                        <text:p>Uniform Resource Identifiers (URI's)</text:p>
                      </text:list-item>
                      <text:list-item>
                        <text:p>Hypertext Markup Language (HTML)</text:p>
                      </text:list-item>
                      <text:list-item>
                        <text:p>Hypertext Transfer Protocol (HTTP)</text:p>
                      </text:list-item>
                      <text:list-item>
                        <text:p>Hypermedia (Grafiken, Audio, Video, Text und hyperlink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rver – Client – Kommunikation - Protokoll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 Protokoll sind Regeln, wie Daten zwischen mehreren Punkten in einem Netzwerk ausgetauscht wird</text:p>
                <text:list>
                  <text:list-item>
                    <text:list>
                      <text:list-item>
                        <text:p>Syntax</text:p>
                      </text:list-item>
                      <text:list-item>
                        <text:p>Semantic</text:p>
                      </text:list-item>
                      <text:list-item>
                        <text:p>Synchronisation</text:p>
                      </text:list-item>
                      <text:list-item>
                        <text:p>Kommunikation</text:p>
                      </text:list-item>
                    </text:list>
                  </text:list-item>
                </text:list>
              </text:list-item>
              <text:list-item>
                <text:p>Technischer Standard durch Internet Engineering Task Force (IETF)</text:p>
              </text:list-item>
              <text:list-item>
                <text:p>Festgehalten in einem Request for Comment (RF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ypertext Transfer Protocol (HTTP)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/1.1 definiert in <text:a xlink:href="https://tools.ietf.org/html/rfc7230" xlink:type="simple">RFC 7230</text:a>, RFC 7231, RFC 7232, RFC 7234</text:p>
              </text:list-item>
              <text:list-item>
                <text:p>HTTP/2 definiert in 7450</text:p>
              </text:list-item>
              <text:list-item>
                <text:p>Austausch von Anfrage und Antwort Nachrichten zwischen Server – Client</text:p>
              </text:list-item>
              <text:list-item>
                <text:p>Pipelining seit HTTP/1.1</text:p>
              </text:list-item>
              <text:list-item>
                <text:p>Server muss die Antworten in der Reihe der Anfragen abarbeiten</text:p>
              </text:list-item>
              <text:list-item>
                <text:p>HTTP/2 unterstützt 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/1.1 Syntax</text:p>
          </draw:text-box>
        </draw:frame>
        <draw:frame presentation:style-name="pr9" draw:layer="layout" svg:width="14.75cm" svg:height="10cm" svg:x="1.25cm" svg:y="3cm" presentation:class="outline" presentation:user-transformed="true">
          <draw:text-box>
            <text:list text:style-name="L4">
              <text:list-item>
                <text:p>erweiterte Form von Multipurpose Internet Mail Extensions (MIME)</text:p>
              </text:list-item>
              <text:list-item>
                <text:p>Anfrage</text:p>
                <text:list>
                  <text:list-item>
                    <text:list>
                      <text:list-item>
                        <text:p>Request Line</text:p>
                        <text:list>
                          <text:list-item>
                            <text:list>
                              <text:list-item>
                                <text:p>Methode, URI, HTTP-Versio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quest Headers</text:p>
                      </text:list-item>
                      <text:list-item>
                        <text:p>Ggf. Request Body &amp; Trailers</text:p>
                      </text:list-item>
                    </text:list>
                  </text:list-item>
                </text:list>
              </text:list-item>
              <text:list-item>
                <text:p>Antwort</text:p>
                <text:list>
                  <text:list-item>
                    <text:list>
                      <text:list-item>
                        <text:p>Response Line</text:p>
                        <text:list>
                          <text:list-item>
                            <text:list>
                              <text:list-item>
                                <text:p>HTTP Version, Status code, Reason phras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sponse Headers</text:p>
                      </text:list-item>
                      <text:list-item>
                        <text:p>Ggf. Response Body &amp; Trail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ssourc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e Ressource ist ein abstraktes Model für beliebige Informationen bzw. Daten. In HTTP werden diese Informationen durch einen Uniform Resource Identifier (URI) eindeutig adressierbar.</text:p>
                <text:p/>
              </text:list-item>
              <text:list-item>
                <text:p>Eine HTTP Ressource kann mehrere Repräsentationen haben, die sich in Sprache, Medienformat, etc. unterscheiden.</text:p>
                <text:p/>
              </text:list-item>
              <text:list-item>
                <text:p>Zu jeder Variante der Ressource gehören Daten sowie Metainformationen, die diese Daten und die Ressource beschreiben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Uniform Ressource Identifier (URI)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s://username:password@example.com:80/path/to/ressource?query=string#fragment</text:p>
              </text:list-item>
              <text:list-item>
                <text:p>Schema</text:p>
              </text:list-item>
              <text:list-item>
                <text:p>Authority</text:p>
                <text:list>
                  <text:list-item>
                    <text:list>
                      <text:list-item>
                        <text:p>Benutzername</text:p>
                      </text:list-item>
                      <text:list-item>
                        <text:p>Passwort</text:p>
                      </text:list-item>
                      <text:list-item>
                        <text:p>Netloc (Host, Port)</text:p>
                      </text:list-item>
                    </text:list>
                  </text:list-item>
                </text:list>
              </text:list-item>
              <text:list-item>
                <text:p>Pfad</text:p>
              </text:list-item>
              <text:list-item>
                <text:p>Query</text:p>
              </text:list-item>
              <text:list-item>
                <text:p>Fragm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ethoden beschreiben die Aktion, die auf eine Ressource angewendet werden soll.</text:p>
              </text:list-item>
              <text:list-item>
                <text:p>GET</text:p>
                <text:list>
                  <text:list-item>
                    <text:list>
                      <text:list-item>
                        <text:p>Erhalten einer Repräsentation der angefragten Ressource</text:p>
                      </text:list-item>
                    </text:list>
                  </text:list-item>
                </text:list>
              </text:list-item>
              <text:list-item>
                <text:p>HEAD</text:p>
                <text:list>
                  <text:list-item>
                    <text:list>
                      <text:list-item>
                        <text:p><text:s/>dasselbe wie GET, nur ohne Übertragung des Response Body</text:p>
                      </text:list-item>
                    </text:list>
                  </text:list-item>
                </text:list>
              </text:list-item>
              <text:list-item>
                <text:p>DELETE</text:p>
                <text:list>
                  <text:list-item>
                    <text:list>
                      <text:list-item>
                        <text:p>Löschen einer Ressour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UT</text:p>
                <text:list>
                  <text:list-item>
                    <text:list>
                      <text:list-item>
                        <text:p>Ersetzen oder Erstellen der, durch die URI angegebene, Ressource durch die Repräsentation des Request Body</text:p>
                      </text:list-item>
                    </text:list>
                  </text:list-item>
                </text:list>
              </text:list-item>
              <text:list-item>
                <text:p>POST</text:p>
                <text:list>
                  <text:list-item>
                    <text:list>
                      <text:list-item>
                        <text:p>Erweitern einer Ressource (superordinate) durch anhängen/hinzufügen der Repräsentation des Request Bod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 Method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OPTIONS</text:p>
                <text:list>
                  <text:list-item>
                    <text:list>
                      <text:list-item>
                        <text:p>Erhalten von Informationen über die Ressource oder den Server</text:p>
                      </text:list-item>
                      <text:list-item>
                        <text:p>z.B. die anwendbaren Methoden der angefragten Ressource</text:p>
                      </text:list-item>
                    </text:list>
                  </text:list-item>
                </text:list>
              </text:list-item>
              <text:list-item>
                <text:p>CONNECT</text:p>
                <text:list>
                  <text:list-item>
                    <text:list>
                      <text:list-item>
                        <text:p>Proxy-Verbindung zu einem anderem System</text:p>
                      </text:list-item>
                    </text:list>
                  </text:list-item>
                </text:list>
              </text:list-item>
              <text:list-item>
                <text:p>PROPFIND, PROPPATCH, MKCOL, COPY, MOVE, LOCK, UNLOCK in WebDAV (RFC 4918)</text:p>
                <text:list>
                  <text:list-item>
                    <text:list>
                      <text:list-item>
                        <text:p>z.B. von svn und git verwendet</text:p>
                      </text:list-item>
                    </text:list>
                  </text:list-item>
                </text:list>
              </text:list-item>
              <text:list-item>
                <text:p>BREW, PROPFIND, WHEN in HTCPCP (RFC 2324)</text:p>
                <text:list>
                  <text:list-item>
                    <text:list>
                      <text:list-item>
                        <text:p>Hyptertext coffee pot control protocol</text:p>
                      </text:list-item>
                    </text:list>
                  </text:list-item>
                </text:list>
              </text:list-item>
              <text:list-item>
                <text:p>PATCH in RFC 5789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Eigenschaften von Method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afe</text:p>
                <text:list>
                  <text:list-item>
                    <text:list>
                      <text:list-item>
                        <text:p>Das Anwenden der Methode auf die Ressource hat keine Seiteneffekte</text:p>
                        <text:list>
                          <text:list-item>
                            <text:list>
                              <text:list-item>
                                <text:p>z.B. Veränderung der Ressourc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ichere Methoden sind ausschließlich zum Abrufen einer Ressource</text:p>
                      </text:list-item>
                      <text:list-item>
                        <text:p>HEAD und GET</text:p>
                      </text:list-item>
                    </text:list>
                  </text:list-item>
                </text:list>
              </text:list-item>
              <text:list-item>
                <text:p>Idempotent</text:p>
                <text:list>
                  <text:list-item>
                    <text:list>
                      <text:list-item>
                        <text:p>mehrmaliges Anwenden der Methode hat keinen weiteren Einfluss auf den Zustand der Ressource</text:p>
                      </text:list-item>
                      <text:list-item>
                        <text:p>Die Ressource befindet sich nach einmaligem Anwenden der Methode im selben Zustand wie, wenn die Methode mehrmals auf die Ressource angewendet wurde.</text:p>
                      </text:list-item>
                      <text:list-item>
                        <text:p>GET, HEAD, PUT und DELETE</text:p>
                      </text:list-item>
                    </text:list>
                  </text:list-item>
                </text:list>
              </text:list-item>
              <text:list-item>
                <text:p>Cacheable</text:p>
                <text:list>
                  <text:list-item>
                    <text:list>
                      <text:list-item>
                        <text:p>GET, HEAD, POS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Status gibt Informationen über den Verlauf des Zustands der Kommunikation und Anwendung der Methode auf die angefragte Ressource aus</text:p>
              </text:list-item>
              <text:list-item>
                <text:p>Statuscode</text:p>
                <text:list>
                  <text:list-item>
                    <text:list>
                      <text:list-item>
                        <text:p>numerischer Wert zwischen 100 und 599</text:p>
                      </text:list-item>
                      <text:list-item>
                        <text:p>zur maschinellen Verarbeitung</text:p>
                      </text:list-item>
                    </text:list>
                  </text:list-item>
                </text:list>
              </text:list-item>
              <text:list-item>
                <text:p>Statusbeschreibung (Reason-Phrase)</text:p>
                <text:list>
                  <text:list-item>
                    <text:list>
                      <text:list-item>
                        <text:p>menschlich lesbare Beschreibung des Code‘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tuscodes werden in 5 folgende Kategorien eingeteilt:</text:p>
                <text:list>
                  <text:list-item>
                    <text:list>
                      <text:list-item>
                        <text:p>1XX Informationen</text:p>
                      </text:list-item>
                      <text:list-item>
                        <text:p>2XX Erfolgsmeldungen</text:p>
                      </text:list-item>
                      <text:list-item>
                        <text:p>3XX Weiterleitungen</text:p>
                      </text:list-item>
                      <text:list-item>
                        <text:p>4XX Klientseitige Fehler</text:p>
                      </text:list-item>
                      <text:list-item>
                        <text:p>5XX Serverseitige Fehl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200 OK</text:p>
                <text:list>
                  <text:list-item>
                    <text:list>
                      <text:list-item>
                        <text:p>Die Anfrage war erfolgreich</text:p>
                      </text:list-item>
                    </text:list>
                  </text:list-item>
                </text:list>
              </text:list-item>
              <text:list-item>
                <text:p>400 Bad Request</text:p>
                <text:list>
                  <text:list-item>
                    <text:list>
                      <text:list-item>
                        <text:p>Die Anfrage war nicht erfolgreich aufgrund eines Klient-Seitigen Fehler</text:p>
                      </text:list-item>
                      <text:list-item>
                        <text:p>z.B. Fehler in der Anfrage syntax</text:p>
                      </text:list-item>
                    </text:list>
                  </text:list-item>
                </text:list>
              </text:list-item>
              <text:list-item>
                <text:p>500 Internal Server Error</text:p>
                <text:list>
                  <text:list-item>
                    <text:list>
                      <text:list-item>
                        <text:p>ein Server-Seitiger Fehler beim Bearbeiten der Anfrage ist aufgetreten</text:p>
                      </text:list-item>
                    </text:list>
                  </text:list-item>
                </text:list>
              </text:list-item>
              <text:list-item>
                <text:p>404 Not Found</text:p>
                <text:list>
                  <text:list-item>
                    <text:list>
                      <text:list-item>
                        <text:p>Die Ressource unter dem angefragten URI existiert nicht</text:p>
                      </text:list-item>
                    </text:list>
                  </text:list-item>
                </text:list>
              </text:list-item>
              <text:list-item>
                <text:p>301 Moved Permanently</text:p>
                <text:list>
                  <text:list-item>
                    <text:list>
                      <text:list-item>
                        <text:p>Die Ressource ist dauerhaft unter einem anderen URI zu erreic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100 Continue</text:p>
              </text:list-item>
              <text:list-item>
                <text:p>101 Switching Protocols</text:p>
              </text:list-item>
              <text:list-item>
                <text:p>200 OK</text:p>
              </text:list-item>
              <text:list-item>
                <text:p>201 Created</text:p>
              </text:list-item>
              <text:list-item>
                <text:p>202 Accepted</text:p>
              </text:list-item>
              <text:list-item>
                <text:p>203 Non-Authoritative Information</text:p>
              </text:list-item>
              <text:list-item>
                <text:p>204 No Content</text:p>
              </text:list-item>
              <text:list-item>
                <text:p>205 Reset Content</text:p>
              </text:list-item>
              <text:list-item>
                <text:p>300 Multiple Choices</text:p>
              </text:list-item>
              <text:list-item>
                <text:p>301 Moved Permanently</text:p>
              </text:list-item>
              <text:list-item>
                <text:p>302 Found</text:p>
              </text:list-item>
              <text:list-item>
                <text:p>303 See Other</text:p>
              </text:list-item>
              <text:list-item>
                <text:p>305 Use Proxy</text:p>
              </text:list-item>
              <text:list-item>
                <text:p>306 (Unused)</text:p>
              </text:list-item>
              <text:list-item>
                <text:p>307 Temporary Redirect</text:p>
              </text:list-item>
              <text:list-item>
                <text:p>400 Bad Request</text:p>
              </text:list-item>
              <text:list-item>
                <text:p>402 Payment Required</text:p>
              </text:list-item>
              <text:list-item>
                <text:p>403 Forbidden</text:p>
              </text:list-item>
              <text:list-item>
                <text:p>404 Not Found</text:p>
              </text:list-item>
              <text:list-item>
                <text:p>405 Method Not Allowed</text:p>
              </text:list-item>
              <text:list-item>
                <text:p>406 Not Acceptable</text:p>
              </text:list-item>
              <text:list-item>
                <text:p>408 Request Timeout</text:p>
              </text:list-item>
              <text:list-item>
                <text:p>409 Conflict</text:p>
              </text:list-item>
              <text:list-item>
                <text:p>410 Gone</text:p>
              </text:list-item>
              <text:list-item>
                <text:p>411 Length Required</text:p>
              </text:list-item>
              <text:list-item>
                <text:p>413 Payload Too Large</text:p>
              </text:list-item>
              <text:list-item>
                <text:p>414 URI Too Long</text:p>
              </text:list-item>
              <text:list-item>
                <text:p>415 Unsupported Media Type</text:p>
              </text:list-item>
              <text:list-item>
                <text:p>417 Expectation Failed</text:p>
              </text:list-item>
              <text:list-item>
                <text:p>426 Upgrade Required</text:p>
              </text:list-item>
              <text:list-item>
                <text:p>500 Internal Server Error</text:p>
              </text:list-item>
              <text:list-item>
                <text:p>501 Not Implemented</text:p>
              </text:list-item>
              <text:list-item>
                <text:p>502 Bad Gateway</text:p>
              </text:list-item>
              <text:list-item>
                <text:p>503 Service Unavailable</text:p>
              </text:list-item>
              <text:list-item>
                <text:p>504 Gateway Timeout</text:p>
              </text:list-item>
              <text:list-item>
                <text:p>505 HTTP Version Not Supporte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etainformationen (in Form von Schlüssel-Wert Paaren)</text:p>
                <text:p/>
              </text:list-item>
              <text:list-item>
                <text:p>Verbindung / Übertragung</text:p>
              </text:list-item>
              <text:list-item>
                <text:p>Authentifizierung</text:p>
              </text:list-item>
              <text:list-item>
                <text:p>Caching</text:p>
              </text:list-item>
              <text:list-item>
                <text:p>Proxying</text:p>
              </text:list-item>
              <text:list-item>
                <text:p>Routing / Ressource identifikation</text:p>
              </text:list-item>
              <text:list-item>
                <text:p>Client-Informationen</text:p>
              </text:list-item>
              <text:list-item>
                <text:p>Server-Informationen</text:p>
              </text:list-item>
              <text:list-item>
                <text:p>Ressource-Information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ost</text:p>
                <text:list>
                  <text:list-item>
                    <text:list>
                      <text:list-item>
                        <text:p>Ermöglicht viele Domains auf einer IP</text:p>
                      </text:list-item>
                    </text:list>
                  </text:list-item>
                </text:list>
              </text:list-item>
              <text:list-item>
                <text:p>Expect</text:p>
              </text:list-item>
              <text:list-item>
                <text:p>Max-Forwards</text:p>
              </text:list-item>
              <text:list-item>
                <text:p>Quality Values</text:p>
              </text:list-item>
              <text:list-item>
                <text:p>Accept</text:p>
              </text:list-item>
              <text:list-item>
                <text:p>Accept-Charset</text:p>
              </text:list-item>
              <text:list-item>
                <text:p>Accept-Encoding</text:p>
              </text:list-item>
              <text:list-item>
                <text:p>Accept-Language</text:p>
              </text:list-item>
              <text:list-item>
                <text:p>From</text:p>
              </text:list-item>
              <text:list-item>
                <text:p>Referer</text:p>
              </text:list-item>
              <text:list-item>
                <text:p>User-Agent</text:p>
              </text:list-item>
              <text:list-item>
                <text:p>Date</text:p>
              </text:list-item>
              <text:list-item>
                <text:p>Location</text:p>
              </text:list-item>
              <text:list-item>
                <text:p>Retry-After</text:p>
              </text:list-item>
              <text:list-item>
                <text:p>Vary</text:p>
              </text:list-item>
              <text:list-item>
                <text:p>Allow</text:p>
              </text:list-item>
              <text:list-item>
                <text:p>Server</text:p>
              </text:list-item>
              <text:list-item>
                <text:p>Authentication Credenti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Conditionals</text:p>
                <text:list>
                  <text:list-item>
                    <text:list>
                      <text:list-item>
                        <text:p>Entity Tags</text:p>
                      </text:list-item>
                      <text:list-item>
                        <text:p>Last Modified</text:p>
                      </text:list-item>
                      <text:list-item>
                        <text:p>Not Modified</text:p>
                      </text:list-item>
                      <text:list-item>
                        <text:p>Precondition failed</text:p>
                      </text:list-item>
                    </text:list>
                  </text:list-item>
                </text:list>
              </text:list-item>
              <text:list-item>
                <text:p>Range Requests &amp; Partial Content</text:p>
              </text:list-item>
              <text:list-item>
                <text:p>Authentication</text:p>
                <text:list>
                  <text:list-item>
                    <text:list>
                      <text:list-item>
                        <text:p>WWW-Authenticate</text:p>
                      </text:list-item>
                      <text:list-item>
                        <text:p>Authorization</text:p>
                      </text:list-item>
                    </text:list>
                  </text:list-item>
                </text:list>
              </text:list-item>
              <text:list-item>
                <text:p>Caching</text:p>
                <text:list>
                  <text:list-item>
                    <text:list>
                      <text:list-item>
                        <text:p>Age</text:p>
                      </text:list-item>
                      <text:list-item>
                        <text:p>Cache-Control</text:p>
                      </text:list-item>
                      <text:list-item>
                        <text:p>Expires</text:p>
                      </text:list-item>
                      <text:list-item>
                        <text:p>Pragma</text:p>
                      </text:list-item>
                      <text:list-item>
                        <text:p>W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ody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Nachrichtenkörper enthält eine Repräsentation einer Ressource.</text:p>
              </text:list-item>
              <text:list-item>
                <text:p>Diese kann in einzelne Chunks unterteilt sein, unter Angabe des Transfer-Encoding Header-Felds.</text:p>
              </text:list-item>
              <text:list-item>
                <text:p>Außerdem kann der Nachrichtenkörper komprimiert werden durch Angabe eines Komprimierungs-Algorhytmus im Content-Encoding Header-Feld.</text:p>
              </text:list-item>
              <text:list-item>
                <text:p>HTTP ist dazu gedacht, hypertext zu übertragen, ist darauf aber nicht beschränk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wird in der realen Welt falsch gemacht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stateless</text:p>
                <text:list>
                  <text:list-item>
                    <text:list>
                      <text:list-item>
                        <text:p>Cookies beinhalten state!</text:p>
                      </text:list-item>
                      <text:list-item>
                        <text:p>Authentifikation</text:p>
                      </text:list-item>
                      <text:list-item>
                        <text:p>Sprachen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mantic Web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FC</text:p>
              </text:list-item>
              <text:list-item>
                <text:p>Httoop</text:p>
              </text:list-item>
              <text:list-item>
                <text:p>RFC 6585 (Additional HTTP Status Codes)</text:p>
              </text:list-item>
              <text:list-item>
                <text:p>RFC 6266 (Use of the Content-Disposition Header Field in the Hypertext Transfer Protocol (HTTP))</text:p>
              </text:list-item>
              <text:list-item>
                <text:p>RFC 5988 (Web Linking)</text:p>
              </text:list-item>
              <text:list-item>
                <text:p>Representational State Transf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1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1" draw:text-style-name="P4" draw:layer="layout" svg:width="12.443cm" svg:height="10cm" svg:x="14.316cm" svg:y="4cm" presentation:class="outline">
          <draw:text-box>
            <text:p text:style-name="P3"><text:span text:style-name="T2">Florian Best</text:span></text:p>
            <text:p><text:span text:style-name="T2">best@univention.de</text:span></text:p>
            <text:p text:style-name="P3"><text:span text:style-name="T2">+49 421 222 32-xx</text:span></text:p>
            <text:p text:style-name="P3"><text:span text:style-name="T2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T2H55M38S</meta:editing-duration>
    <meta:editing-cycles>77</meta:editing-cycles>
    <meta:generator>LibreOffice/4.3.3.2$Linux_X86_64 LibreOffice_project/430m0$Build-2</meta:generator>
    <dc:title>Univention &amp; Univention Corporate Server</dc:title>
    <dc:date>2017-11-23T16:04:04.339070047</dc:date>
    <meta:document-statistic meta:object-count="170"/>
  </office:meta>
</office:document-meta>
</file>